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d talks to protagonist, first meeting</text:p>
      <text:p text:style-name="P1"/>
      <text:p text:style-name="P2">K: What are you doing here?</text:p>
      <text:p text:style-name="P2">P: What are YOU doing here?</text:p>
      <text:p text:style-name="P2">K: I, uh...</text:p>
      <text:p text:style-name="P2">P: Do you have a hall pass?</text:p>
      <text:p text:style-name="P2">K: Yes! No! S-shut up!</text:p>
      <text:p text:style-name="P2">P: I thought so. Now tell me about the rumors being spread around here!</text:p>
      <text:p text:style-name="P2">K: Well, I hear Billy's gotten the cooties... Then there's bla... Finally, a long-going rumor has it that there's a skeleton in the school attic!</text:p>
      <text:p text:style-name="P2"/>
      <text:p text:style-name="P2">*0</text:p>
      <text:p text:style-name="P2">OPTION:</text:p>
      <text:list xml:id="list43358938" text:style-name="L1">
        <text:list-item>
          <text:p text:style-name="P3">Cooties</text:p>
        </text:list-item>
        <text:list-item>
          <text:p text:style-name="P3">bla</text:p>
        </text:list-item>
        <text:list-item>
          <text:p text:style-name="P3">Attic</text:p>
        </text:list-item>
      </text:list>
      <text:p text:style-name="P2"/>
      <text:p text:style-name="P2">K1: People say they've seen Billy and Amanda holding hands! Gross, right?</text:p>
      <text:p text:style-name="P2">P1: Totally.</text:p>
      <text:p text:style-name="P2">K1: Was that what you were looking for...?</text:p>
      <text:p text:style-name="P2">P1: No, it doesn't feel quite right...*0</text:p>
      <text:p text:style-name="P2"/>
      <text:p text:style-name="P2">K2:</text:p>
      <text:p text:style-name="P2"/>
      <text:p text:style-name="P2">K3: A bunch of seniors left a parting message last year that shortly before school's closing hours, you can sometimes see a skeleton walk up to the attic! Mike and Jenny tried to go there a while back, and now Mike is missing!</text:p>
      <text:p text:style-name="P2">P3: Hmm. Thanks, kid.</text:p>
      <text:p text:style-name="P2">K3: Thanks for not ratting out on me! &lt;conversation end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5$Windows_x86 LibreOffice_project/dc9775d-05ecbee-0851ad3-1586698-727bf66</meta:generator>
    <dc:date>2012-04-04T00:19:17.88</dc:date>
    <meta:document-statistic meta:table-count="0" meta:image-count="0" meta:object-count="0" meta:page-count="1" meta:paragraph-count="21" meta:word-count="167" meta:character-count="858" meta:non-whitespace-character-count="730"/>
    <meta:user-defined meta:name="Info 1"/>
    <meta:user-defined meta:name="Info 2"/>
    <meta:user-defined meta:name="Info 3"/>
    <meta:user-defined meta:name="Info 4"/>
  </office:meta>
</office:document-meta>
</file>